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Sheet1" style:family="table-column">
      <style:table-column-properties fo:break-before="auto" style:column-width="1.25in"/>
    </style:style>
    <style:style style:name="_row-Sheet1" style:family="table-row">
      <style:table-row-properties style:row-height="0.17708333333333331in" fo:break-before="auto"/>
    </style:style>
    <style:style style:name="1col-Sheet1" style:family="table-column">
      <style:table-column-properties fo:break-before="auto" style:column-width="1.6041666666666665in"/>
    </style:style>
    <style:style style:name="3col-Sheet1" style:family="table-column">
      <style:table-column-properties fo:break-before="auto" style:column-width="1.625in"/>
    </style:style>
    <style:style style:name="4col-Sheet1" style:family="table-column">
      <style:table-column-properties fo:break-before="auto" style:column-width="1.3541666666666665in"/>
    </style:style>
    <style:style style:name="5col-Sheet1" style:family="table-column">
      <style:table-column-properties fo:break-before="auto" style:column-width="1.3333333333333333in"/>
    </style:style>
    <style:style style:name="6col-Sheet1" style:family="table-column">
      <style:table-column-properties fo:break-before="auto" style:column-width="1.4166666666666665in"/>
    </style:style>
    <style:style style:name="7,3cel-Sheet1" style:family="table-cell" style:parent-style-name="Default">
      <style:text-properties fo:font-weight="bold"/>
    </style:style>
    <style:style style:name="9,4cel-Sheet1" style:family="table-cell" style:parent-style-name="Default">
      <style:table-cell-properties fo:border-bottom="0.0008in solid #000000" fo:border-left="none" fo:border-right="none" fo:border-top="none"/>
    </style:style>
    <style:style style:name="10,3cel-Sheet1" style:family="table-cell" style:parent-style-name="Default">
      <style:table-cell-properties fo:border-bottom="none" fo:border-left="none" fo:border-right="0.0008in solid #000000" fo:border-top="none"/>
    </style:style>
    <style:style style:name="10,4cel-Sheet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10,5cel-Sheet1" style:family="table-cell" style:parent-style-name="Default">
      <style:table-cell-properties fo:border-bottom="none" fo:border-left="0.0008in solid #000000" fo:border-right="none" fo:border-top="none"/>
    </style:style>
    <style:style style:name="11,3cel-Sheet1" style:family="table-cell" style:parent-style-name="Default">
      <style:table-cell-properties fo:border-bottom="none" fo:border-left="none" fo:border-right="0.0008in solid #000000" fo:border-top="none"/>
      <style:text-properties fo:font-weight="bold"/>
    </style:style>
    <style:style style:name="11,4cel-Sheet1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weight="bold"/>
    </style:style>
    <style:style style:name="12,4cel-Sheet1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Sheet1">
        <table:table-column table:style-name="1col-Sheet1" table:default-cell-style-name="Default"/>
        <table:table-column table:style-name="_col-Sheet1" table:default-cell-style-name="Default"/>
        <table:table-column table:style-name="3col-Sheet1" table:default-cell-style-name="Default"/>
        <table:table-column table:style-name="4col-Sheet1" table:default-cell-style-name="Default"/>
        <table:table-column table:style-name="5col-Sheet1" table:default-cell-style-name="Default"/>
        <table:table-column table:style-name="6col-Sheet1" table:default-cell-style-name="Default"/>
        <table:table-column table:style-name="_col-Sheet1" table:number-columns-repeated="14" table:default-cell-style-name="Default"/>
        <table:table-row table:style-name="_row-Sheet1">
          <table:table-cell/>
          <table:table-cell office:value-type="string">
            <text:p>8/0.1</text:p>
          </table:table-cell>
          <table:table-cell office:value-type="string">
            <text:p>8/0.3</text:p>
          </table:table-cell>
          <table:table-cell office:value-type="string">
            <text:p>8/0.5</text:p>
          </table:table-cell>
          <table:table-cell office:value-type="string">
            <text:p>8/0.7</text:p>
          </table:table-cell>
          <table:table-cell office:value-type="string">
            <text:p>8/0.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DSATUR+Interchage</text:p>
          </table:table-cell>
          <table:table-cell office:value-type="string">
            <text:p>2 3 (0,000167)</text:p>
          </table:table-cell>
          <table:table-cell office:value-type="string">
            <text:p>3 3 (0,0001)</text:p>
          </table:table-cell>
          <table:table-cell office:value-type="string">
            <text:p>3,33 3 (0,0001)</text:p>
          </table:table-cell>
          <table:table-cell office:value-type="string">
            <text:p>4,33 3 (0,000133)</text:p>
          </table:table-cell>
          <table:table-cell office:value-type="string">
            <text:p>6 3 (0,00053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Enumeración Implícita</text:p>
          </table:table-cell>
          <table:table-cell office:value-type="string">
            <text:p>2 (0,0001)</text:p>
          </table:table-cell>
          <table:table-cell office:value-type="string">
            <text:p>3 (0,002433)</text:p>
          </table:table-cell>
          <table:table-cell office:value-type="string">
            <text:p>3,33 (0,0001)</text:p>
          </table:table-cell>
          <table:table-cell office:value-type="string">
            <text:p>4,33 (0,000133)</text:p>
          </table:table-cell>
          <table:table-cell office:value-type="string">
            <text:p>6 (0,00053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office:value-type="string">
            <text:p>10/0.1</text:p>
          </table:table-cell>
          <table:table-cell office:value-type="string">
            <text:p>10/0.3</text:p>
          </table:table-cell>
          <table:table-cell office:value-type="string">
            <text:p>10/0.5</text:p>
          </table:table-cell>
          <table:table-cell office:value-type="string">
            <text:p>10/0.7</text:p>
          </table:table-cell>
          <table:table-cell office:value-type="string">
            <text:p>10/0.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DSATUR+Interchage</text:p>
          </table:table-cell>
          <table:table-cell office:value-type="string">
            <text:p>2 3 (0,0001)</text:p>
          </table:table-cell>
          <table:table-cell office:value-type="string">
            <text:p>3,33 3 (0.000133)</text:p>
          </table:table-cell>
          <table:table-cell office:value-type="string">
            <text:p>3,67 3 (0,000133)</text:p>
          </table:table-cell>
          <table:table-cell office:value-type="string">
            <text:p>5 2 (0,0002)</text:p>
          </table:table-cell>
          <table:table-cell office:value-type="string">
            <text:p>7,33 3 (0,00113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Enumeración Implícita</text:p>
          </table:table-cell>
          <table:table-cell office:value-type="string">
            <text:p>2 (0,0001)</text:p>
          </table:table-cell>
          <table:table-cell table:style-name="7,3cel-Sheet1" office:value-type="string">
            <text:p>3,33 (0,285567)</text:p>
          </table:table-cell>
          <table:table-cell table:style-name="7,3cel-Sheet1" office:value-type="string">
            <text:p>3,67 (3,0376)</text:p>
          </table:table-cell>
          <table:table-cell office:value-type="string">
            <text:p>5 (2&gt;1,42)</text:p>
          </table:table-cell>
          <table:table-cell office:value-type="string">
            <text:p>7,33 (0,00113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office:value-type="string">
            <text:p>12/0.1</text:p>
          </table:table-cell>
          <table:table-cell office:value-type="string">
            <text:p>12/0.3</text:p>
          </table:table-cell>
          <table:table-cell table:style-name="9,4cel-Sheet1" office:value-type="string">
            <text:p>12/0.5</text:p>
          </table:table-cell>
          <table:table-cell office:value-type="string">
            <text:p>12/0.7</text:p>
          </table:table-cell>
          <table:table-cell office:value-type="string">
            <text:p>12/0.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DSATUR+Interchage</text:p>
          </table:table-cell>
          <table:table-cell office:value-type="string">
            <text:p>2,33 3 (0,0001)</text:p>
          </table:table-cell>
          <table:table-cell table:style-name="10,3cel-Sheet1" office:value-type="string">
            <text:p>3,67 2 (0,000167)</text:p>
          </table:table-cell>
          <table:table-cell table:style-name="10,4cel-Sheet1" office:value-type="string">
            <text:p>5 2 (0,000267)</text:p>
          </table:table-cell>
          <table:table-cell table:style-name="10,5cel-Sheet1" office:value-type="string">
            <text:p>6,67 2 (0,0008)</text:p>
          </table:table-cell>
          <table:table-cell office:value-type="string">
            <text:p>8 2 (0,00163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Enumeración Implícita</text:p>
          </table:table-cell>
          <table:table-cell office:value-type="string">
            <text:p>2,33 (0,0001)</text:p>
          </table:table-cell>
          <table:table-cell table:style-name="11,3cel-Sheet1" office:value-type="string">
            <text:p>3,5 (2&gt;214,4129)</text:p>
          </table:table-cell>
          <table:table-cell table:style-name="11,4cel-Sheet1" office:value-type="string">
            <text:p>4,67 (135,96)</text:p>
          </table:table-cell>
          <table:table-cell table:style-name="10,5cel-Sheet1" office:value-type="string">
            <text:p>7 (2&gt;0,0010)</text:p>
          </table:table-cell>
          <table:table-cell office:value-type="string">
            <text:p>8 (2&gt;0,0020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 table:style-name="12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office:value-type="string">
            <text:p>14/0.1</text:p>
          </table:table-cell>
          <table:table-cell office:value-type="string">
            <text:p>14/0.3</text:p>
          </table:table-cell>
          <table:table-cell office:value-type="string">
            <text:p>14/0.5</text:p>
          </table:table-cell>
          <table:table-cell office:value-type="string">
            <text:p>14/0.7</text:p>
          </table:table-cell>
          <table:table-cell office:value-type="string">
            <text:p>14/0.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DSATUR+Interchage</text:p>
          </table:table-cell>
          <table:table-cell office:value-type="string">
            <text:p>2 3 (0,0002)</text:p>
          </table:table-cell>
          <table:table-cell office:value-type="string">
            <text:p>3,67 1 (0,0002)</text:p>
          </table:table-cell>
          <table:table-cell office:value-type="string">
            <text:p>5 (0,000233)</text:p>
          </table:table-cell>
          <table:table-cell office:value-type="string">
            <text:p>6,33 1 (0,0004)</text:p>
          </table:table-cell>
          <table:table-cell office:value-type="string">
            <text:p>10 3 (0,004767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Enumeración Implícita</text:p>
          </table:table-cell>
          <table:table-cell office:value-type="string">
            <text:p>2 (0,0002)</text:p>
          </table:table-cell>
          <table:table-cell office:value-type="string">
            <text:p>3 (1&gt;0.0002)</text:p>
          </table:table-cell>
          <table:table-cell office:value-type="string">
            <text:p>Infinito</text:p>
          </table:table-cell>
          <table:table-cell table:style-name="7,3cel-Sheet1" office:value-type="string">
            <text:p>6 (1&gt;20.0072)</text:p>
          </table:table-cell>
          <table:table-cell table:style-name="7,3cel-Sheet1" office:value-type="string">
            <text:p>10 (32,09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office:value-type="string">
            <text:p>16/0.1</text:p>
          </table:table-cell>
          <table:table-cell office:value-type="string">
            <text:p>16/0.3</text:p>
          </table:table-cell>
          <table:table-cell office:value-type="string">
            <text:p>16/0.5</text:p>
          </table:table-cell>
          <table:table-cell office:value-type="string">
            <text:p>16/0.7</text:p>
          </table:table-cell>
          <table:table-cell office:value-type="string">
            <text:p>16/0.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DSATUR+Interchage</text:p>
          </table:table-cell>
          <table:table-cell office:value-type="string">
            <text:p>2,67 3 (0,0002)</text:p>
          </table:table-cell>
          <table:table-cell office:value-type="string">
            <text:p>3,67 (0,0002)</text:p>
          </table:table-cell>
          <table:table-cell office:value-type="string">
            <text:p>5,33 (0,000333)</text:p>
          </table:table-cell>
          <table:table-cell office:value-type="string">
            <text:p>7,33 1 (0,000933)</text:p>
          </table:table-cell>
          <table:table-cell office:value-type="string">
            <text:p>11,33 2 (0,01093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Enumeración Implícita</text:p>
          </table:table-cell>
          <table:table-cell office:value-type="string">
            <text:p>2,97 (0,0002)</text:p>
          </table:table-cell>
          <table:table-cell office:value-type="string">
            <text:p>Infinito</text:p>
          </table:table-cell>
          <table:table-cell office:value-type="string">
            <text:p>Infinito</text:p>
          </table:table-cell>
          <table:table-cell office:value-type="string">
            <text:p>8 (1&gt;0.0017)</text:p>
          </table:table-cell>
          <table:table-cell office:value-type="string">
            <text:p>12 (2&gt;0.0140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office:value-type="string">
            <text:p>18/0.1</text:p>
          </table:table-cell>
          <table:table-cell office:value-type="string">
            <text:p>18/0.3</text:p>
          </table:table-cell>
          <table:table-cell office:value-type="string">
            <text:p>18/0.5</text:p>
          </table:table-cell>
          <table:table-cell office:value-type="string">
            <text:p>18/0.7</text:p>
          </table:table-cell>
          <table:table-cell office:value-type="string">
            <text:p>18/0.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DSATUR+Interchage</text:p>
          </table:table-cell>
          <table:table-cell office:value-type="string">
            <text:p>3 1 (0,000267)</text:p>
          </table:table-cell>
          <table:table-cell office:value-type="string">
            <text:p>3,67 1 0,000367</text:p>
          </table:table-cell>
          <table:table-cell office:value-type="string">
            <text:p>5 2 0,000433</text:p>
          </table:table-cell>
          <table:table-cell office:value-type="string">
            <text:p>7 0,001067</text:p>
          </table:table-cell>
          <table:table-cell office:value-type="string">
            <text:p>11,67 0,00763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Enumeración Implícita</text:p>
          </table:table-cell>
          <table:table-cell office:value-type="string">
            <text:p>3 (1&gt;0.0003)</text:p>
          </table:table-cell>
          <table:table-cell office:value-type="string">
            <text:p>3 (1&gt;0.0003)</text:p>
          </table:table-cell>
          <table:table-cell office:value-type="string">
            <text:p>4,5 (2&gt;0.00045)</text:p>
          </table:table-cell>
          <table:table-cell office:value-type="string">
            <text:p>Infinito</text:p>
          </table:table-cell>
          <table:table-cell office:value-type="string">
            <text:p>Infini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office:value-type="string">
            <text:p>20/0.1</text:p>
          </table:table-cell>
          <table:table-cell office:value-type="string">
            <text:p>20/0.3</text:p>
          </table:table-cell>
          <table:table-cell office:value-type="string">
            <text:p>20/0.5</text:p>
          </table:table-cell>
          <table:table-cell office:value-type="string">
            <text:p>20/0.7</text:p>
          </table:table-cell>
          <table:table-cell office:value-type="string">
            <text:p>20/0.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DSATUR+Interchage</text:p>
          </table:table-cell>
          <table:table-cell office:value-type="string">
            <text:p>3,33 1 0,0003</text:p>
          </table:table-cell>
          <table:table-cell office:value-type="string">
            <text:p>4 0,000367</text:p>
          </table:table-cell>
          <table:table-cell office:value-type="string">
            <text:p>6 0,0005</text:p>
          </table:table-cell>
          <table:table-cell office:value-type="string">
            <text:p>8,33 0,001167</text:p>
          </table:table-cell>
          <table:table-cell office:value-type="string">
            <text:p>12,67 0,009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Enumeración Implícita</text:p>
          </table:table-cell>
          <table:table-cell office:value-type="string">
            <text:p>4 (1&gt;0.0003)</text:p>
          </table:table-cell>
          <table:table-cell office:value-type="string">
            <text:p>Infinito</text:p>
          </table:table-cell>
          <table:table-cell office:value-type="string">
            <text:p>Infinito</text:p>
          </table:table-cell>
          <table:table-cell office:value-type="string">
            <text:p>Infinito</text:p>
          </table:table-cell>
          <table:table-cell office:value-type="string">
            <text:p>Infini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